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time {s}</text:p>
          </table:table-cell>
          <table:table-cell table:style-name="ce1" office:value-type="string" calcext:value-type="string">
            <text:p>Tx {F}</text:p>
          </table:table-cell>
          <table:table-cell table:style-name="ce1" office:value-type="string" calcext:value-type="string">
            <text:p>Ty {F}</text:p>
          </table:table-cell>
          <table:table-cell table:style-name="ce1" office:value-type="string" calcext:value-type="string">
            <text:p>Tx {C}</text:p>
          </table:table-cell>
          <table:table-cell table:style-name="ce1" office:value-type="string" calcext:value-type="string">
            <text:p>Ty {C}</text:p>
          </table:table-cell>
          <table:table-cell table:style-name="ce1" office:value-type="string" calcext:value-type="string">
            <text:p>Tx-sb {C}</text:p>
          </table:table-cell>
          <table:table-cell table:style-name="ce1" office:value-type="string" calcext:value-type="string">
            <text:p>Ty-sb {C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5/9*([.E3]-32)" office:value-type="float" office:value="-1.11111111111111" calcext:value-type="float">
            <text:p>-1.11111111111111</text:p>
          </table:table-cell>
          <table:table-cell table:formula="of:=5/9*([.F3]-32)" office:value-type="float" office:value="-1.11111111111111" calcext:value-type="float">
            <text:p>-1.11111111111111</text:p>
          </table:table-cell>
          <table:table-cell table:formula="of:=9*[.G3]+10" office:value-type="float" office:value="0" calcext:value-type="float">
            <text:p>0</text:p>
          </table:table-cell>
          <table:table-cell table:formula="of:=18*[.H3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5/9*([.E4]-32)" office:value-type="float" office:value="10" calcext:value-type="float">
            <text:p>10</text:p>
          </table:table-cell>
          <table:table-cell table:formula="of:=5/9*([.F4]-32)" office:value-type="float" office:value="-1.11111111111111" calcext:value-type="float">
            <text:p>-1.11111111111111</text:p>
          </table:table-cell>
          <table:table-cell table:formula="of:=9*[.G4]+10" office:value-type="float" office:value="100" calcext:value-type="float">
            <text:p>100</text:p>
          </table:table-cell>
          <table:table-cell table:formula="of:=18*[.H4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5/9*([.E5]-32)" office:value-type="float" office:value="-1.11111111111111" calcext:value-type="float">
            <text:p>-1.11111111111111</text:p>
          </table:table-cell>
          <table:table-cell table:formula="of:=5/9*([.F5]-32)" office:value-type="float" office:value="-1.11111111111111" calcext:value-type="float">
            <text:p>-1.11111111111111</text:p>
          </table:table-cell>
          <table:table-cell table:formula="of:=9*[.G5]+10" office:value-type="float" office:value="0" calcext:value-type="float">
            <text:p>0</text:p>
          </table:table-cell>
          <table:table-cell table:formula="of:=18*[.H5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5/9*([.E6]-32)" office:value-type="float" office:value="-1.11111111111111" calcext:value-type="float">
            <text:p>-1.11111111111111</text:p>
          </table:table-cell>
          <table:table-cell table:formula="of:=5/9*([.F6]-32)" office:value-type="float" office:value="4.44444444444444" calcext:value-type="float">
            <text:p>4.44444444444444</text:p>
          </table:table-cell>
          <table:table-cell table:formula="of:=9*[.G6]+10" office:value-type="float" office:value="0" calcext:value-type="float">
            <text:p>0</text:p>
          </table:table-cell>
          <table:table-cell table:formula="of:=18*[.H6]+2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5/9*([.E7]-32)" office:value-type="float" office:value="-1.11111111111111" calcext:value-type="float">
            <text:p>-1.11111111111111</text:p>
          </table:table-cell>
          <table:table-cell table:formula="of:=5/9*([.F7]-32)" office:value-type="float" office:value="-1.11111111111111" calcext:value-type="float">
            <text:p>-1.11111111111111</text:p>
          </table:table-cell>
          <table:table-cell table:formula="of:=9*[.G7]+10" office:value-type="float" office:value="0" calcext:value-type="float">
            <text:p>0</text:p>
          </table:table-cell>
          <table:table-cell table:formula="of:=18*[.H7]+20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style-name="ce3"/>
          <table:table-cell table:style-name="ce1"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5/9*([.E8]-32)" office:value-type="float" office:value="-12.2222222222222" calcext:value-type="float">
            <text:p>-12.2222222222222</text:p>
          </table:table-cell>
          <table:table-cell table:formula="of:=5/9*([.F8]-32)" office:value-type="float" office:value="-1.11111111111111" calcext:value-type="float">
            <text:p>-1.11111111111111</text:p>
          </table:table-cell>
          <table:table-cell table:formula="of:=9*[.G8]+10" office:value-type="float" office:value="-100" calcext:value-type="float">
            <text:p>-100</text:p>
          </table:table-cell>
          <table:table-cell table:formula="of:=18*[.H8]+20" office:value-type="float" office:value="0" calcext:value-type="float">
            <text:p>0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5/9*([.E9]-32)" office:value-type="float" office:value="-1.11111111111111" calcext:value-type="float">
            <text:p>-1.11111111111111</text:p>
          </table:table-cell>
          <table:table-cell table:formula="of:=5/9*([.F9]-32)" office:value-type="float" office:value="-1.11111111111111" calcext:value-type="float">
            <text:p>-1.11111111111111</text:p>
          </table:table-cell>
          <table:table-cell table:formula="of:=9*[.G9]+10" office:value-type="float" office:value="0" calcext:value-type="float">
            <text:p>0</text:p>
          </table:table-cell>
          <table:table-cell table:formula="of:=18*[.H9]+20" office:value-type="float" office:value="0" calcext:value-type="float">
            <text:p>0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5/9*([.E10]-32)" office:value-type="float" office:value="-1.11111111111111" calcext:value-type="float">
            <text:p>-1.11111111111111</text:p>
          </table:table-cell>
          <table:table-cell table:formula="of:=5/9*([.F10]-32)" office:value-type="float" office:value="-6.66666666666667" calcext:value-type="float">
            <text:p>-6.66666666666667</text:p>
          </table:table-cell>
          <table:table-cell table:formula="of:=9*[.G10]+10" office:value-type="float" office:value="0" calcext:value-type="float">
            <text:p>0</text:p>
          </table:table-cell>
          <table:table-cell table:formula="of:=18*[.H10]+20" office:value-type="float" office:value="-100" calcext:value-type="float">
            <text:p>-100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5/9*([.E11]-32)" office:value-type="float" office:value="-1.11111111111111" calcext:value-type="float">
            <text:p>-1.11111111111111</text:p>
          </table:table-cell>
          <table:table-cell table:formula="of:=5/9*([.F11]-32)" office:value-type="float" office:value="-1.11111111111111" calcext:value-type="float">
            <text:p>-1.11111111111111</text:p>
          </table:table-cell>
          <table:table-cell table:formula="of:=9*[.G11]+10" office:value-type="float" office:value="0" calcext:value-type="float">
            <text:p>0</text:p>
          </table:table-cell>
          <table:table-cell table:formula="of:=18*[.H11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5/9*([.E12]-32)" office:value-type="float" office:value="10" calcext:value-type="float">
            <text:p>10</text:p>
          </table:table-cell>
          <table:table-cell table:formula="of:=5/9*([.F12]-32)" office:value-type="float" office:value="-1.11111111111111" calcext:value-type="float">
            <text:p>-1.11111111111111</text:p>
          </table:table-cell>
          <table:table-cell table:formula="of:=9*[.G12]+10" office:value-type="float" office:value="100" calcext:value-type="float">
            <text:p>100</text:p>
          </table:table-cell>
          <table:table-cell table:formula="of:=18*[.H12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5/9*([.E13]-32)" office:value-type="float" office:value="10" calcext:value-type="float">
            <text:p>10</text:p>
          </table:table-cell>
          <table:table-cell table:formula="of:=5/9*([.F13]-32)" office:value-type="float" office:value="4.44444444444444" calcext:value-type="float">
            <text:p>4.44444444444444</text:p>
          </table:table-cell>
          <table:table-cell table:formula="of:=9*[.G13]+10" office:value-type="float" office:value="100" calcext:value-type="float">
            <text:p>100</text:p>
          </table:table-cell>
          <table:table-cell table:formula="of:=18*[.H13]+2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5/9*([.E14]-32)" office:value-type="float" office:value="-1.11111111111111" calcext:value-type="float">
            <text:p>-1.11111111111111</text:p>
          </table:table-cell>
          <table:table-cell table:formula="of:=5/9*([.F14]-32)" office:value-type="float" office:value="4.44444444444444" calcext:value-type="float">
            <text:p>4.44444444444444</text:p>
          </table:table-cell>
          <table:table-cell table:formula="of:=9*[.G14]+10" office:value-type="float" office:value="0" calcext:value-type="float">
            <text:p>0</text:p>
          </table:table-cell>
          <table:table-cell table:formula="of:=18*[.H14]+2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5/9*([.E15]-32)" office:value-type="float" office:value="-12.2222222222222" calcext:value-type="float">
            <text:p>-12.2222222222222</text:p>
          </table:table-cell>
          <table:table-cell table:formula="of:=5/9*([.F15]-32)" office:value-type="float" office:value="4.44444444444444" calcext:value-type="float">
            <text:p>4.44444444444444</text:p>
          </table:table-cell>
          <table:table-cell table:formula="of:=9*[.G15]+10" office:value-type="float" office:value="-100" calcext:value-type="float">
            <text:p>-100</text:p>
          </table:table-cell>
          <table:table-cell table:formula="of:=18*[.H15]+2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5/9*([.E16]-32)" office:value-type="float" office:value="-12.2222222222222" calcext:value-type="float">
            <text:p>-12.2222222222222</text:p>
          </table:table-cell>
          <table:table-cell table:formula="of:=5/9*([.F16]-32)" office:value-type="float" office:value="-1.11111111111111" calcext:value-type="float">
            <text:p>-1.11111111111111</text:p>
          </table:table-cell>
          <table:table-cell table:formula="of:=9*[.G16]+10" office:value-type="float" office:value="-100" calcext:value-type="float">
            <text:p>-100</text:p>
          </table:table-cell>
          <table:table-cell table:formula="of:=18*[.H16]+2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5/9*([.E17]-32)" office:value-type="float" office:value="-12.2222222222222" calcext:value-type="float">
            <text:p>-12.2222222222222</text:p>
          </table:table-cell>
          <table:table-cell table:formula="of:=5/9*([.F17]-32)" office:value-type="float" office:value="-6.66666666666667" calcext:value-type="float">
            <text:p>-6.66666666666667</text:p>
          </table:table-cell>
          <table:table-cell table:formula="of:=9*[.G17]+10" office:value-type="float" office:value="-100" calcext:value-type="float">
            <text:p>-100</text:p>
          </table:table-cell>
          <table:table-cell table:formula="of:=18*[.H17]+20" office:value-type="float" office:value="-100" calcext:value-type="float">
            <text:p>-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5/9*([.E18]-32)" office:value-type="float" office:value="-1.11111111111111" calcext:value-type="float">
            <text:p>-1.11111111111111</text:p>
          </table:table-cell>
          <table:table-cell table:formula="of:=5/9*([.F18]-32)" office:value-type="float" office:value="-6.66666666666667" calcext:value-type="float">
            <text:p>-6.66666666666667</text:p>
          </table:table-cell>
          <table:table-cell table:formula="of:=9*[.G18]+10" office:value-type="float" office:value="0" calcext:value-type="float">
            <text:p>0</text:p>
          </table:table-cell>
          <table:table-cell table:formula="of:=18*[.H18]+20" office:value-type="float" office:value="-100" calcext:value-type="float">
            <text:p>-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5/9*([.E19]-32)" office:value-type="float" office:value="10" calcext:value-type="float">
            <text:p>10</text:p>
          </table:table-cell>
          <table:table-cell table:formula="of:=5/9*([.F19]-32)" office:value-type="float" office:value="-6.66666666666667" calcext:value-type="float">
            <text:p>-6.66666666666667</text:p>
          </table:table-cell>
          <table:table-cell table:formula="of:=9*[.G19]+10" office:value-type="float" office:value="100" calcext:value-type="float">
            <text:p>100</text:p>
          </table:table-cell>
          <table:table-cell table:formula="of:=18*[.H19]+20" office:value-type="float" office:value="-100" calcext:value-type="float">
            <text:p>-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5/9*([.E20]-32)" office:value-type="float" office:value="10" calcext:value-type="float">
            <text:p>10</text:p>
          </table:table-cell>
          <table:table-cell table:formula="of:=5/9*([.F20]-32)" office:value-type="float" office:value="-1.11111111111111" calcext:value-type="float">
            <text:p>-1.11111111111111</text:p>
          </table:table-cell>
          <table:table-cell table:formula="of:=9*[.G20]+10" office:value-type="float" office:value="100" calcext:value-type="float">
            <text:p>100</text:p>
          </table:table-cell>
          <table:table-cell table:formula="of:=18*[.H20]+20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7-31T07:45:26.117893820</meta:creation-date>
    <dc:date>2025-07-31T10:05:25.983354770</dc:date>
    <meta:editing-duration>PT28M16S</meta:editing-duration>
    <meta:editing-cycles>6</meta:editing-cycles>
    <meta:generator>LibreOffice/6.4.7.2$Linux_X86_64 LibreOffice_project/40$Build-2</meta:generator>
    <meta:document-statistic meta:table-count="1" meta:cell-count="141" meta:object-count="0"/>
  </office:meta>
</office:document-meta>
</file>